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tyle="italic" fo:font-weight="normal" style:font-style-asian="italic" style:font-weight-asian="normal" style:font-style-complex="italic" style:font-weight-complex="normal"/>
    </style:style>
    <style:style style:name="P4" style:family="paragraph" style:parent-style-name="Standard">
      <style:text-properties fo:font-style="normal" fo:font-weight="normal" style:font-style-asian="normal" style:font-weight-asian="normal" style:font-style-complex="normal" style:font-weight-complex="normal"/>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Game:</text:p>
      <text:p text:style-name="Standard"><text:span text:style-name="T2">+Idér</text:span>:</text:p>
      <text:p text:style-name="Standard">-Datorn bestämmer:</text:p>
      <text:p text:style-name="Standard"><text:tab/>-Mördare<text:line-break/><text:tab/>-Mordplats<text:line-break/><text:tab/>-Tid<text:line-break/></text:p>
      <text:p text:style-name="Standard">-Utspelar sig i framtiden, ett avstängt område där 1 måste vara mördaren..<text:line-break/></text:p>
      <text:p text:style-name="Standard">-Spelet baserar sig på att det redan finns en mördare, men för att hitta mördaren måste man ta sig igenom vissa ledtrådar och dra slutsatser. Slutsatserna och ledtrådarna som man får genom spelet är olika från gång till gång: Första ledtråden genereras fram när man undersöker sin första ledtråd. Ex:<text:line-break/><text:tab/>-Säg att man Hittar en person (första personen man hittar) och frågar någon fråga, utifrån <text:tab/>ledtråden som du får av den personen genereras möjliga ledtrådsalternativ. På detta sätt så <text:tab/>finns det alltid en logisk förklaring i slutänden varför ett mord har sett ut som det sett ut.</text:p>
      <text:p text:style-name="Standard"><text:tab/>Ex:</text:p>
      <text:p text:style-name="Standard"><text:tab/><text:tab/>-Du frågar någon angående en PillerBurk, du får reda på att denna pillerburk ägs av <text:tab/><text:tab/>karaktären X, då den karaktären behöver medicin mot hallucinationer.<text:line-break/><text:tab/><text:tab/>Detta innebär att genom Resten av hela spelet så kommer det vara en sanning att <text:tab/><text:tab/>Karaktären X tar medicin mot hallucinationer! <text:line-break/><text:tab/><text:tab/>-Du får reda på att en karaktär hörde ett skrik klockan 16.00. Detta innebär att skriket <text:tab/><text:tab/>måste ha skett, men den som har skrikit måste nödvändigtvis inte vara mördaren eller <text:tab/><text:tab/>den som blev mördad.</text:p>
      <text:p text:style-name="Standard"><text:line-break/>B-Storm:</text:p>
      <text:p text:style-name="Standard">- Istället för att man har en tidsaxel så får man själv anteckna vilken tid något hände! </text:p>
      <text:p text:style-name="Standard"/>
      <text:p text:style-name="Standard">-Man vet redan detta när man börjar spelet = VapenKort, RumKort(?), Mördad.</text:p>
      <text:p text:style-name="Standard"/>
      <text:p text:style-name="Standard">-Mördaren ljuger, han ger dig vilseledande information. Men bara om frågan är något som kan avslöja den.. ex:<text:line-break/><text:tab/>-Säg att du frågar mördaren något om Mordvapnet, då kommer mördaren att skylla ifrån sig <text:tab/>på någon annan (<text:span text:style-name="T6">Kan man fråga om Mordvapnet ?</text:span>)</text:p>
      <text:p text:style-name="Standard"/>
      <text:p text:style-name="Standard">-Du går omkring och undersöker olika rum i "huset" (Likt Cluedo), i de olika rummen finns det ledtrådar (eller personer som ger dig ledtrådar) dessa undersöker du genom att klicka på dem (likt Att ta upp ett kort i Alibi Saknas). När du undersöker ett föremål så Kan du bara undersöka det på plats, det "Kostar" Tid att undersöka, om din tid rinner ut innan du har hittat mördaren så har mördaren hittat dig och dödat dig. Du får veta vem mördaren var när du väl är död.<text:line-break/>-Undersöka Ledtråd:<text:line-break/><text:tab/>-Det Kostar tid att undersöka en ledtråd, spelaren måste prioritera om ledtråden är "viktig" <text:tab/>eller ens givande i frågan om det den redan vet (MordVapen, Plats, eventuella ledtrådar den <text:tab/>klurat ut tidigare i spelet..).<text:line-break/><text:tab/>-När man undersöker en ledtråd så får man först kolla på den, man får inte så mycket mer <text:tab/>information om den, det man kan göra är att via sin "Blipper" kontakta en av karaktärerna <text:tab/>och fråga den eventuella frågor kring föremålet. Beroende på vem man frågar så får man <text:tab/>olika svar, olika karaktärer vet/berättar olika mycket beroende på vad den vet eller vad den <text:tab/>vill att du ska veta : <text:line-break/><text:tab/><text:tab/>-Hemligheter om karaktärer berättas endast av karaktärerna som ej bär på <text:tab/><text:tab/><text:tab/>hemligheten. (Karaktärerna vill gärna dölja sina hemligheter..)<text:line-break/><text:tab/><text:tab/>-Beroende på vilken fråga du frågar så kan du få en ledtråd i form av en :</text:p>
      <text:p text:style-name="Standard"><text:tab/><text:tab/><text:tab/>-HemlighetKort, RelationKort, IntresseKort, ÖvrigtKort, ÄgandeKort.</text:p>
      <text:p text:style-name="Standard"><text:soft-page-break/><text:s/><text:tab/>Obs Tiden dras inte förrän man väl använder sin Blipper.<text:line-break/><text:line-break/>-Ledtrådarna: Ledtrådarna får man anteckna själv, det kommer dock upp en "Hint!" påminnelse när du lär vilja anteckna något (varje gång man får reda på en ledtråd, även om den är falskt eller oviktig). Hinten säger "Detta är något som du kanske vill anteckna" och visar en genväg till anteckningsblocket.</text:p>
      <text:p text:style-name="Standard"/>
      <text:p text:style-name="Standard">-Vissa ledtrådar behöver Blippern för att kunna ge någon viktig information, andra ledtrådar är rätt avslöjande, tex :<text:line-break/><text:tab/>-Du hittar kanske en blodig BH när du rotade i någons ägor, Du har redan uteslutit alla tjejer <text:tab/>utom 1, det finns också ytterligare 3 killar som är potentiella för mordet. Dock Att du hittat <text:tab/>en blodig BH pekar rätt mycket på att en Tjej Kanske kan ha vart mördaren. Vilket som är en <text:tab/>rätt bra hint.<text:line-break/></text:p>
      <text:p text:style-name="Standard">-Karaktärer KAN ljuga! <text:line-break/><text:tab/>-Beroende på vad karaktären har för olika anledningar, så kan de ljuga. Tex vill de ej berätta <text:tab/>om sina hemligheter och hittar därför gärna på ursäkter. För spelaren kan detta vara <text:tab/>förvirrande, är det mördaren som försöker vilseleda dem eller bara någon som inte <text:tab/>villberätta sin hemlighet?</text:p>
      <text:p text:style-name="Standard"><text:line-break/>-Blipper:<text:line-break/><text:tab/>-Första frågan man frågar måste vara om Objektet, om informationen du fann verkar <text:tab/>intressant så får man en chans att fråga angående tiden. För fråga om rör Objektet Kostar </text:p>
      <text:p text:style-name="Standard"><text:tab/>10 TidPoäng, varje fråga som rör tiden Kostar 5TidPoäng.</text:p>
      <text:p text:style-name="Standard"/>
      <text:p text:style-name="Standard">-Svårighetsgrad kan bestämmas, Enda skillnaden är hur många TidsPoäng man börjar med!<text:line-break/><text:tab/>-Tidsbegräning utöver TidsPoängen kan sättas också (?)..<text:line-break/><text:line-break/>- Rota: Du kan Rota igenom Lådor för att hitta ledtrådar, skillnaden när du "Rotar" är att det kostar 2TidsPoäng varje gång du <text:s/>"Rotar" i någonting.. Dock så kan det finnas "bättre" ledtrådar!</text:p>
      <text:p text:style-name="Standard"/>
      <text:p text:style-name="Standard">- Varje ledtråd har en viss Rank, Ranken avgör hur pass värdefull ledtråden är (hur pass hjälpsam den kommer vara). Ranken avgör också hur pass svårt det är att få tag i ledtråden, hur mycket luskande man behöver göra på en viss person för att denne ska avslöja något.<text:line-break/><text:line-break/>-Kan mördaren vilseleda?<text:line-break/><text:tab/>-Kan den flytta på Liket? <text:line-break/><text:tab/>-Kan den Plasera falska ledtrådar?<text:tab/></text:p>
      <text:p text:style-name="Standard"/>
      <text:p text:style-name="Standard">-AnsiktsUttryck:</text:p>
      <text:p text:style-name="Standard"><text:tab/>-Genom att fråga olika saker så får man olika sinnesställningar, vilket ger olika möjligheter <text:tab/>att ställa frågor<text:line-break/><text:tab/>-Man kan läsa på ansikten :<text:line-break/><text:tab/><text:tab/>-Om De blir obekväma<text:tab/>= Hålla hemlighet<text:line-break/><text:tab/><text:tab/>-Om de blir irriterade<text:tab/><text:tab/>= <text:line-break/><text:tab/><text:tab/>-Om de blir smickrade<text:tab/>= </text:p>
      <text:p text:style-name="Standard"><text:tab/><text:tab/>-Om de blir Förvånade<text:tab/>= </text:p>
      <text:p text:style-name="Standard"><text:tab/><text:tab/>-Om de är neutrala<text:tab/><text:tab/>= Inget att säga/tycka etc!<text:line-break/></text:p>
      <text:p text:style-name="P4">-Beteende: Obs, Det går ej att både Hota och Smickra en karaktär, TÄNK innan du gör..</text:p>
      <text:p text:style-name="P3"><text:span text:style-name="T3"><text:tab/>-Utöver att ställa frågor kan du Smickra och Hota, det kan vara nödvändigt att smickra <text:tab/>för att få ut viss information, att Hota kan innebära att få ut annan information..</text:span></text:p>
      <text:p text:style-name="P4"><text:soft-page-break/>-Olika frågor, olika summa Tidspoäng:<text:line-break/><text:tab/>-Beroende på vad du frågar så får du betala olika mycket.. (vissa saker tar mer tid att reda <text:tab/>ut).</text:p>
      <text:p text:style-name="P3">Krav:</text:p>
      <text:p text:style-name="P4">-1 Spelare<text:line-break/></text:p>
      <text:p text:style-name="P3">Innehåll:</text:p>
      <text:p text:style-name="P4">-"Kort": (Detta är ledtrådar som hittas genom spelet.. ? )</text:p>
      <text:p text:style-name="P4"><text:tab/>[Samma genom båda spelen]</text:p>
      <text:p text:style-name="P1"><text:span text:style-name="T5"><text:tab/></text:span><text:span text:style-name="T6">Ledtrådar: (Alternativt dessa 2 första är ledtrådar man redan vet..)</text:span><text:span text:style-name="T5"><text:line-break/><text:tab/>-VapenKort<text:tab/>= Ett möjligt Mordvapen</text:span></text:p>
      <text:p text:style-name="P4"><text:tab/>-RumKort <text:tab/>= en möjlig Mordplats</text:p>
      <text:p text:style-name="P1"><text:span text:style-name="T5"><text:tab/>-Karktär/mord= En möjlig Mördare (Alla karaktärer kan vara mördare..)<text:tab/><text:line-break/><text:line-break/><text:tab/>[Unikt för Alibi Saknas]<text:line-break/><text:tab/></text:span><text:span text:style-name="T6">Ledtrådar:</text:span><text:span text:style-name="T5"><text:line-break/><text:tab/>-Liket Hittades klockan X<text:line-break/><text:tab/>-Liket vart död i X timmar<text:line-break/><text:tab/>-Intressse Kort<text:line-break/><text:tab/>-RelationsKort</text:span></text:p>
      <text:p text:style-name="P1"><text:span text:style-name="T5"><text:tab/>-HemlighetsKort<text:line-break/><text:tab/>-ÖvrigtKort <text:line-break/><text:line-break/><text:tab/>[Nytt för båda]<text:line-break/><text:tab/></text:span><text:span text:style-name="T6">Ledtrådar:</text:span><text:span text:style-name="T5"><text:line-break/><text:tab/>-ÄgandeKort<text:tab/> <text:tab/>= Föremål som Karaktärer äger..</text:span></text:p>
      <text:p text:style-name="P4"/>
      <text:p text:style-name="P1"><text:span text:style-name="T6"><text:tab/>Karaktärers Aktiviteteter, baserat på TID enligt tidaxeln:</text:span><text:span text:style-name="T5"><text:tab/><text:line-break/><text:tab/>-AktivitetsKort <text:tab/>= Aktivitet som skett en viss tid!<text:line-break/><text:tab/><text:tab/>-Fås när man pratar med karaktärer. Olika svar beroende När man frågar..<text:line-break/><text:tab/>-HändelseKort<text:tab/>= En händelse som skett under en viss Aktivitet!<text:line-break/><text:tab/><text:tab/>-Fås när man pratar med karaktärer, <text:line-break/><text:line-break/><text:line-break/></text:span></text:p>
      <text:p text:style-name="Standard"><text:span text:style-name="T1">Hur ett spel går till</text:span><text:span text:style-name="T4">:</text:span></text:p>
      <text:p text:style-name="P4">1. Man börjar med att få reda på vem som är död, var den är död och hur den blev dödad. <text:line-break/><text:line-break/>2. Spelet börjar med att man hamnar vid Entréen av huset som mordet skett. <text:line-break/></text:p>
      <text:p text:style-name="P4">3. I huset <text:s/>Ska man leta ledtrådar. <text:line-break/><text:tab/>-Hittas antingen genom att:</text:p>
      <text:p text:style-name="P4"><text:tab/><text:tab/>-Klicka på ett föremåla och dra egna slutsatser<text:line-break/><text:tab/><text:tab/>-Klicka på ett föremål och använda Blippern för att fråga någon om föremålet<text:line-break/><text:tab/><text:tab/>-Fråga någon som du stöter på<text:line-break/></text:p>
      <text:p text:style-name="P4">4. Efter varje ledtråd är man närmare att veta vem mördaren är! När man väl känner sig säker på sin sak så kan man göra valet att gissa på en mördare. Om du gissar fel så förlorar du!</text:p>
      <text:p text:style-name="P4"><text:tab/></text:p>
      <text:p text:style-name="Standard"><text:span text:style-name="T1">Extra regler</text:span><text:span text:style-name="T4">:</text:span></text:p>
      <text:p text:style-name="P4">-För att Läsa av ledtrådar (prata med personer, Rota och Blippa) så förloras TidsPoäng. När din Pott med TidsPoäng är slut så Dör du, detta är den tiden du har på dig innan mördaren kommer att döda <text:soft-page-break/>dig (För då får mördaren tid att fly(av någon logisk anledning)).<text:line-break/>- Beroende på vad du gör (rotar, prata med personer, blippa) så kostar TidsPoäng olika mycket, <text:line-break/><text:line-break/></text:p>
      <text:p text:style-name="Standard"><text:span text:style-name="T1">Vad spelet går ut på</text:span><text:span text:style-name="T4">:</text:span></text:p>
      <text:p text:style-name="Standard">Du är en detektiv som har kommit för att undersöka ett mord, du letar ledtrådar, pratar med vittnen/personer för att komma närmare sanningen.</text:p>
      <text:p text:style-name="Standard"/>
      <text:p text:style-name="P4">Varje gång man spelar spelet så är en ny person Mördaren.</text:p>
      <text:p text:style-name="P4"/>
      <text:p text:style-name="P4"/>
      <text:p text:style-name="P2"><text:span text:style-name="T3">Djupare programmeringsprylar</text:span><text:span text:style-name="T4">:</text:span></text:p>
      <text:p text:style-name="P4"/>
      <text:p text:style-name="P2"><text:span text:style-name="T3">klasser</text:span><text:span text:style-name="T4">:<text:line-break/>Karaktär:</text:span></text:p>
      <text:p text:style-name="P4"><text:tab/>-Namn</text:p>
      <text:p text:style-name="P2"><text:span text:style-name="T4"><text:tab/>-ID<text:line-break/><text:tab/></text:span><text:span text:style-name="T3">[</text:span><text:span text:style-name="T4">Dessa kort är Null (0)från början, men fylls på beroende på vad som generaras fram genom <text:tab/>spelet..<text:line-break/><text:tab/>-Hemlighet<text:line-break/><text:tab/>-Övrigt<text:line-break/><text:tab/>-intresse</text:span></text:p>
      <text:p text:style-name="P2"><text:span text:style-name="T4"><text:tab/>-Relation<text:line-break/><text:tab/></text:span><text:span text:style-name="T3">]</text:span></text:p>
      <text:p text:style-name="P4"><text:tab/>-StateOfMind<text:tab/><text:tab/>= Berättar om personen är normal, irriterad, smickrad, förvånad etc.<text:line-break/><text:tab/>-IsMurdurer<text:tab/><text:tab/>= Om Personen är mördare..<text:line-break/><text:line-break/>Spelaren:</text:p>
      <text:p text:style-name="P4"><text:tab/>-Namn</text:p>
      <text:p text:style-name="P4"><text:tab/>-TidsPoäng<text:line-break/></text:p>
      <text:p text:style-name="P4">TidsAxel:</text:p>
      <text:p text:style-name="P4"><text:tab/>-Klockslag<text:line-break/><text:tab/>-Aktivitet</text:p>
      <text:p text:style-name="P4"><text:tab/>-Hände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45M3S</meta:editing-duration>
    <meta:editing-cycles>207</meta:editing-cycles>
    <meta:generator>OpenOffice.org/3.4.1$Win32 OpenOffice.org_project/341m1$Build-9593</meta:generator>
    <dc:date>2014-04-08T21:32:24.41</dc:date>
    <meta:document-statistic meta:table-count="0" meta:image-count="0" meta:object-count="0" meta:page-count="4" meta:paragraph-count="60" meta:word-count="1358" meta:character-count="8210"/>
    <meta:user-defined meta:name="Info 1"/>
    <meta:user-defined meta:name="Info 2"/>
    <meta:user-defined meta:name="Info 3"/>
    <meta:user-defined meta:name="Info 4"/>
  </office:meta>
</office:document-meta>
</file>